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1.262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626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78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951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2.893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3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5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5.459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7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9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8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1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7.371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7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619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5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795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3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5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6.23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2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764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7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2.381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6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0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42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1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8.929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7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8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78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912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3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5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5.459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87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5.625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8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45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3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9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9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6.04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9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78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5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5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7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6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3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1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732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9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21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2">
            <draw:line draw:style-name="gr3" draw:text-style-name="P1" draw:layer="layout" svg:x1="10.869cm" svg:y1="2.799cm" svg:x2="10.869cm" svg:y2="11.672cm">
              <text:p/>
            </draw:line>
            <draw:line draw:style-name="gr4" draw:text-style-name="P1" draw:layer="layout" svg:x1="10.869cm" svg:y1="10.193cm" svg:x2="10.869cm" svg:y2="17.587cm">
              <text:p/>
            </draw:line>
          </draw:g>
          <draw:custom-shape draw:style-name="gr5" draw:text-style-name="P3" draw:layer="layout" svg:width="4cm" svg:height="0.995cm" svg:x="8.869cm" svg:y="2.79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1" draw:layer="layout" svg:width="0.5cm" svg:height="11.464cm" svg:x="10.619cm" svg:y="4.645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7" draw:text-style-name="P1" draw:layer="layout" svg:x1="16.938cm" svg:y1="2.721cm" svg:x2="16.938cm" svg:y2="4.917cm">
              <text:p/>
            </draw:line>
            <draw:line draw:style-name="gr8" draw:text-style-name="P1" draw:layer="layout" svg:x1="16.938cm" svg:y1="4.551cm" svg:x2="16.938cm" svg:y2="6.381cm">
              <text:p/>
            </draw:line>
          </draw:g>
          <draw:custom-shape draw:style-name="gr9" draw:text-style-name="P3" draw:layer="layout" svg:width="4cm" svg:height="0.995cm" svg:x="14.938cm" svg:y="2.72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User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1" draw:layer="layout" svg:width="0.5cm" svg:height="0.828cm" svg:x="16.688cm" svg:y="5.034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11" draw:text-style-name="P4" draw:layer="layout" svg:x1="2.642cm" svg:y1="4.816cm" svg:x2="10.636cm" svg:y2="4.816cm">
            <text:p/>
          </draw:line>
          <draw:frame draw:style-name="gr12" draw:text-style-name="P6" draw:layer="layout" svg:width="5.841cm" svg:height="2.031cm" svg:x="2.642cm" svg:y="2.794cm">
            <draw:text-box>
              <text:p text:style-name="P5"><text:span text:style-name="T2">authenticateUser(username: string, password: string)</text:span></text:p>
            </draw:text-box>
          </draw:frame>
        </draw:g>
        <draw:g draw:style-name="gr2">
          <draw:line draw:style-name="gr13" draw:text-style-name="P4" draw:layer="layout" svg:x1="11.125cm" svg:y1="5.437cm" svg:x2="16.653cm" svg:y2="5.437cm">
            <text:p/>
          </draw:line>
          <draw:frame draw:style-name="gr14" draw:text-style-name="P7" draw:layer="layout" svg:width="4.04cm" svg:height="0.963cm" svg:x="11.125cm" svg:y="4.483cm">
            <draw:text-box>
              <text:p text:style-name="P5"><text:span text:style-name="T2">userExists(username: string)</text:span></text:p>
            </draw:text-box>
          </draw:frame>
        </draw:g>
        <draw:g draw:style-name="gr1">
          <draw:g draw:style-name="gr2">
            <draw:line draw:style-name="gr15" draw:text-style-name="P1" draw:layer="layout" svg:x1="23.371cm" svg:y1="2.566cm" svg:x2="23.371cm" svg:y2="6.661cm">
              <text:p/>
            </draw:line>
            <draw:line draw:style-name="gr16" draw:text-style-name="P1" draw:layer="layout" svg:x1="23.371cm" svg:y1="5.979cm" svg:x2="23.371cm" svg:y2="9.392cm">
              <text:p/>
            </draw:line>
          </draw:g>
          <draw:custom-shape draw:style-name="gr17" draw:text-style-name="P3" draw:layer="layout" svg:width="4cm" svg:height="0.995cm" svg:x="21.371cm" svg:y="2.56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Credential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1" draw:layer="layout" svg:width="0.5cm" svg:height="2.153cm" svg:x="23.147cm" svg:y="5.915cm">
          <text:p/>
          <draw:enhanced-geometry svg:viewBox="0 0 21600 21600" draw:type="rectangle" draw:enhanced-path="M 0 0 L 21600 0 21600 21600 0 21600 0 0 Z N"/>
        </draw:custom-shape>
        <draw:g draw:style-name="gr2">
          <draw:polyline draw:style-name="gr19" draw:text-style-name="P8" draw:layer="layout" svg:width="1.404cm" svg:height="0.922cm" svg:x="11.133cm" svg:y="9.113cm" svg:viewBox="0 0 1405 923" draw:points="0,0 1405,0 1405,923 250,923">
            <text:p/>
          </draw:polyline>
          <draw:frame draw:style-name="gr20" draw:text-style-name="P9" draw:layer="layout" svg:width="2.893cm" svg:height="3.762cm" svg:x="11.377cm" svg:y="8.015cm">
            <draw:text-box>
              <text:p text:style-name="P5"><text:span text:style-name="T2">compareCreds(</text:span></text:p>
              <text:p text:style-name="P5"><text:span text:style-name="T2">u1: string, p1: string,</text:span></text:p>
              <text:p text:style-name="P5"><text:span text:style-name="T2">u2: string, p2: string)</text:span></text:p>
            </draw:text-box>
          </draw:frame>
        </draw:g>
        <draw:g draw:style-name="gr2">
          <draw:line draw:style-name="gr21" draw:text-style-name="P4" draw:layer="layout" svg:x1="11.086cm" svg:y1="6.813cm" svg:x2="23.19cm" svg:y2="6.813cm">
            <text:p/>
          </draw:line>
          <draw:frame draw:style-name="gr22" draw:text-style-name="P7" draw:layer="layout" svg:width="8.845cm" svg:height="0.963cm" svg:x="11.086cm" svg:y="5.859cm">
            <draw:text-box>
              <text:p text:style-name="P5"><text:span text:style-name="T2">getCredentials(username: string, password: string)</text:span></text:p>
            </draw:text-box>
          </draw:frame>
        </draw:g>
        <draw:g draw:style-name="gr2">
          <draw:line draw:style-name="gr23" draw:text-style-name="P4" draw:layer="layout" svg:x1="23.164cm" svg:y1="7.772cm" svg:x2="11.18cm" svg:y2="7.772cm">
            <text:p/>
          </draw:line>
          <draw:frame draw:style-name="gr24" draw:text-style-name="P7" draw:layer="layout" svg:width="8.761cm" svg:height="0.725cm" svg:x="14.403cm" svg:y="7.056cm">
            <draw:text-box>
              <text:p text:style-name="P5"><text:span text:style-name="T2">Credentials</text:span></text:p>
            </draw:text-box>
          </draw:frame>
        </draw:g>
        <draw:g draw:style-name="gr2">
          <draw:polyline draw:style-name="gr25" draw:text-style-name="P8" draw:layer="layout" svg:width="1.404cm" svg:height="0.922cm" svg:x="11.12cm" svg:y="10.93cm" svg:viewBox="0 0 1405 923" draw:points="0,0 1405,0 1405,923 250,923">
            <text:p/>
          </draw:polyline>
          <draw:frame draw:style-name="gr26" draw:text-style-name="P9" draw:layer="layout" svg:width="5.459cm" svg:height="0.441cm" svg:x="10.805cm" svg:y="10.377cm">
            <draw:text-box>
              <text:p text:style-name="P5"><text:span text:style-name="T2">generateOTP(username: string)</text:span></text:p>
            </draw:text-box>
          </draw:frame>
        </draw:g>
        <draw:g draw:style-name="gr2">
          <draw:line draw:style-name="gr27" draw:text-style-name="P4" draw:layer="layout" svg:x1="10.471cm" svg:y1="12.728cm" svg:x2="2.604cm" svg:y2="12.728cm">
            <text:p/>
          </draw:line>
          <draw:frame draw:style-name="gr28" draw:text-style-name="P7" draw:layer="layout" svg:width="5.751cm" svg:height="0.963cm" svg:x="4.72cm" svg:y="11.774cm">
            <draw:text-box>
              <text:p text:style-name="P5"><text:span text:style-name="T2">Request OTP</text:span></text:p>
            </draw:text-box>
          </draw:frame>
        </draw:g>
        <draw:g draw:style-name="gr2">
          <draw:line draw:style-name="gr29" draw:text-style-name="P4" draw:layer="layout" svg:x1="2.566cm" svg:y1="14.229cm" svg:x2="10.56cm" svg:y2="14.229cm">
            <text:p/>
          </draw:line>
          <draw:frame draw:style-name="gr30" draw:text-style-name="P6" draw:layer="layout" svg:width="5.841cm" svg:height="1.03cm" svg:x="2.566cm" svg:y="13.204cm">
            <draw:text-box>
              <text:p text:style-name="P5"><text:span text:style-name="T2">submitOTP(otp: string)</text:span></text:p>
            </draw:text-box>
          </draw:frame>
        </draw:g>
        <draw:g draw:style-name="gr2">
          <draw:line draw:style-name="gr31" draw:text-style-name="P4" draw:layer="layout" svg:x1="10.507cm" svg:y1="15.763cm" svg:x2="2.49cm" svg:y2="15.763cm">
            <text:p/>
          </draw:line>
          <draw:frame draw:style-name="gr32" draw:text-style-name="P7" draw:layer="layout" svg:width="5.861cm" svg:height="0.725cm" svg:x="4.646cm" svg:y="15.047cm">
            <draw:text-box>
              <text:p text:style-name="P5"><text:span text:style-name="T2">User Authenticated</text:span></text:p>
            </draw:text-box>
          </draw:frame>
        </draw:g>
      </draw:page>
      <draw:page draw:name="page2" draw:style-name="dp1" draw:master-page-name="Default">
        <draw:g draw:style-name="gr1">
          <draw:g draw:style-name="gr2">
            <draw:line draw:style-name="gr33" draw:text-style-name="P1" draw:layer="layout" svg:x1="10.779cm" svg:y1="2.41cm" svg:x2="10.779cm" svg:y2="8.544cm">
              <text:p/>
            </draw:line>
            <draw:line draw:style-name="gr34" draw:text-style-name="P1" draw:layer="layout" svg:x1="10.779cm" svg:y1="7.522cm" svg:x2="10.779cm" svg:y2="12.634cm">
              <text:p/>
            </draw:line>
          </draw:g>
          <draw:custom-shape draw:style-name="gr35" draw:text-style-name="P3" draw:layer="layout" svg:width="4cm" svg:height="0.995cm" svg:x="8.779cm" svg:y="2.4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6" draw:text-style-name="P1" draw:layer="layout" svg:width="0.5cm" svg:height="7.573cm" svg:x="10.529cm" svg:y="4.048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37" draw:text-style-name="P4" draw:layer="layout" svg:x1="3.438cm" svg:y1="4.478cm" svg:x2="10.545cm" svg:y2="4.478cm">
            <text:p/>
          </draw:line>
          <draw:frame draw:style-name="gr38" draw:text-style-name="P7" draw:layer="layout" svg:width="5.193cm" svg:height="0.963cm" svg:x="3.438cm" svg:y="3.524cm">
            <draw:text-box>
              <text:p text:style-name="P5"><text:span text:style-name="T2">requestPublicKey(username: string)</text:span></text:p>
            </draw:text-box>
          </draw:frame>
        </draw:g>
        <draw:g draw:style-name="gr1">
          <draw:g draw:style-name="gr2">
            <draw:line draw:style-name="gr39" draw:text-style-name="P1" draw:layer="layout" svg:x1="15.926cm" svg:y1="2.359cm" svg:x2="15.926cm" svg:y2="5.567cm">
              <text:p/>
            </draw:line>
            <draw:line draw:style-name="gr40" draw:text-style-name="P1" draw:layer="layout" svg:x1="15.926cm" svg:y1="5.032cm" svg:x2="15.926cm" svg:y2="7.705cm">
              <text:p/>
            </draw:line>
          </draw:g>
          <draw:custom-shape draw:style-name="gr41" draw:text-style-name="P3" draw:layer="layout" svg:width="4cm" svg:height="0.995cm" svg:x="13.926cm" svg:y="2.35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User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2" draw:text-style-name="P1" draw:layer="layout" svg:width="0.5cm" svg:height="1.821cm" svg:x="15.65cm" svg:y="5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line draw:style-name="gr43" draw:text-style-name="P4" draw:layer="layout" svg:x1="11.033cm" svg:y1="5.594cm" svg:x2="15.641cm" svg:y2="5.594cm">
            <text:p/>
          </draw:line>
          <draw:frame draw:style-name="gr44" draw:text-style-name="P7" draw:layer="layout" svg:width="3.367cm" svg:height="0.963cm" svg:x="11.033cm" svg:y="4.64cm">
            <draw:text-box>
              <text:p text:style-name="P5"><text:span text:style-name="T2">getUser(username: string)</text:span></text:p>
            </draw:text-box>
          </draw:frame>
        </draw:g>
        <draw:g draw:style-name="gr2">
          <draw:line draw:style-name="gr45" draw:text-style-name="P4" draw:layer="layout" svg:x1="15.658cm" svg:y1="6.658cm" svg:x2="11.101cm" svg:y2="6.658cm">
            <text:p/>
          </draw:line>
          <draw:frame draw:style-name="gr46" draw:text-style-name="P7" draw:layer="layout" svg:width="3.332cm" svg:height="0.725cm" svg:x="12.326cm" svg:y="5.942cm">
            <draw:text-box>
              <text:p text:style-name="P5"><text:span text:style-name="T2">User Record</text:span></text:p>
            </draw:text-box>
          </draw:frame>
        </draw:g>
        <draw:g draw:style-name="gr1">
          <draw:g draw:style-name="gr2">
            <draw:line draw:style-name="gr47" draw:text-style-name="P1" draw:layer="layout" svg:x1="21.399cm" svg:y1="2.358cm" svg:x2="21.399cm" svg:y2="8.15cm">
              <text:p/>
            </draw:line>
            <draw:line draw:style-name="gr48" draw:text-style-name="P1" draw:layer="layout" svg:x1="21.399cm" svg:y1="7.185cm" svg:x2="21.399cm" svg:y2="12.011cm">
              <text:p/>
            </draw:line>
          </draw:g>
          <draw:custom-shape draw:style-name="gr49" draw:text-style-name="P3" draw:layer="layout" svg:width="4cm" svg:height="0.995cm" svg:x="19.399cm" svg:y="2.35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Key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0" draw:text-style-name="P1" draw:layer="layout" svg:width="0.5cm" svg:height="1.997cm" svg:x="21.149cm" svg:y="8.457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51" draw:text-style-name="P4" draw:layer="layout" svg:x1="11.059cm" svg:y1="9.019cm" svg:x2="21.166cm" svg:y2="9.019cm">
            <text:p/>
          </draw:line>
          <draw:frame draw:style-name="gr52" draw:text-style-name="P7" draw:layer="layout" svg:width="7.385cm" svg:height="0.725cm" svg:x="11.059cm" svg:y="8.303cm">
            <draw:text-box>
              <text:p text:style-name="P5"><text:span text:style-name="T2">getKey(username: string)</text:span></text:p>
            </draw:text-box>
          </draw:frame>
        </draw:g>
        <draw:g draw:style-name="gr2">
          <draw:line draw:style-name="gr53" draw:text-style-name="P4" draw:layer="layout" svg:x1="21.146cm" svg:y1="10.153cm" svg:x2="11.05cm" svg:y2="10.153cm">
            <text:p/>
          </draw:line>
          <draw:frame draw:style-name="gr54" draw:text-style-name="P7" draw:layer="layout" svg:width="7.382cm" svg:height="0.725cm" svg:x="13.764cm" svg:y="9.437cm">
            <draw:text-box>
              <text:p text:style-name="P5"><text:span text:style-name="T2">Public Key</text:span></text:p>
            </draw:text-box>
          </draw:frame>
        </draw:g>
        <draw:g draw:style-name="gr2">
          <draw:line draw:style-name="gr55" draw:text-style-name="P4" draw:layer="layout" svg:x1="10.484cm" svg:y1="11.112cm" svg:x2="3.438cm" svg:y2="11.112cm">
            <text:p/>
          </draw:line>
          <draw:frame draw:style-name="gr56" draw:text-style-name="P7" draw:layer="layout" svg:width="5.152cm" svg:height="0.725cm" svg:x="5.332cm" svg:y="10.396cm">
            <draw:text-box>
              <text:p text:style-name="P5"><text:span text:style-name="T2">Public Key</text:span></text:p>
            </draw:text-box>
          </draw:frame>
        </draw:g>
      </draw:page>
      <draw:page draw:name="page3" draw:style-name="dp1" draw:master-page-name="Default">
        <draw:g draw:style-name="gr1">
          <draw:g draw:style-name="gr2">
            <draw:line draw:style-name="gr57" draw:text-style-name="P1" draw:layer="layout" svg:x1="12.398cm" svg:y1="3.136cm" svg:x2="12.398cm" svg:y2="8.694cm">
              <text:p/>
            </draw:line>
            <draw:line draw:style-name="gr58" draw:text-style-name="P1" draw:layer="layout" svg:x1="12.398cm" svg:y1="7.768cm" svg:x2="12.398cm" svg:y2="12.4cm">
              <text:p/>
            </draw:line>
          </draw:g>
          <draw:custom-shape draw:style-name="gr59" draw:text-style-name="P3" draw:layer="layout" svg:width="4cm" svg:height="0.995cm" svg:x="10.398cm" svg:y="3.13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0" draw:text-style-name="P1" draw:layer="layout" svg:width="0.5cm" svg:height="6.44cm" svg:x="12.148cm" svg:y="4.636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61" draw:text-style-name="P4" draw:layer="layout" svg:x1="5.136cm" svg:y1="5.231cm" svg:x2="12.113cm" svg:y2="5.231cm">
            <text:p/>
          </draw:line>
          <draw:frame draw:style-name="gr62" draw:text-style-name="P6" draw:layer="layout" svg:width="5.098cm" svg:height="0.963cm" svg:x="5.136cm" svg:y="4.277cm">
            <draw:text-box>
              <text:p text:style-name="P5"><text:span text:style-name="T2">addApiResource(resourceUri: string)</text:span></text:p>
            </draw:text-box>
          </draw:frame>
        </draw:g>
        <draw:g draw:style-name="gr1">
          <draw:g draw:style-name="gr2">
            <draw:line draw:style-name="gr63" draw:text-style-name="P1" draw:layer="layout" svg:x1="21.296cm" svg:y1="3.085cm" svg:x2="21.296cm" svg:y2="7.211cm">
              <text:p/>
            </draw:line>
            <draw:line draw:style-name="gr64" draw:text-style-name="P1" draw:layer="layout" svg:x1="21.296cm" svg:y1="6.523cm" svg:x2="21.296cm" svg:y2="9.961cm">
              <text:p/>
            </draw:line>
          </draw:g>
          <draw:custom-shape draw:style-name="gr65" draw:text-style-name="P3" draw:layer="layout" svg:width="4.799cm" svg:height="0.995cm" svg:x="18.987cm" svg:y="3.08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pplication 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6" draw:text-style-name="P1" draw:layer="layout" svg:width="0.5cm" svg:height="0.966cm" svg:x="21.046cm" svg:y="8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polyline draw:style-name="gr67" draw:text-style-name="P8" draw:layer="layout" svg:width="1.903cm" svg:height="0.922cm" svg:x="12.658cm" svg:y="6.155cm" svg:viewBox="0 0 1904 923" draw:points="0,0 1904,0 1904,923 339,923">
            <text:p/>
          </draw:polyline>
          <draw:frame draw:style-name="gr68" draw:text-style-name="P9" draw:layer="layout" svg:width="2.381cm" svg:height="0.5cm" svg:x="13.018cm" svg:y="5.628cm">
            <draw:text-box>
              <text:p text:style-name="P5"><text:span text:style-name="T2">generateSecret()</text:span></text:p>
            </draw:text-box>
          </draw:frame>
        </draw:g>
        <draw:g draw:style-name="gr2">
          <draw:line draw:style-name="gr69" draw:text-style-name="P4" draw:layer="layout" svg:x1="12.656cm" svg:y1="8.647cm" svg:x2="21.037cm" svg:y2="8.647cm">
            <text:p/>
          </draw:line>
          <draw:frame draw:style-name="gr70" draw:text-style-name="P7" draw:layer="layout" svg:width="6.124cm" svg:height="1.675cm" svg:x="12.656cm" svg:y="6.981cm">
            <draw:text-box>
              <text:p text:style-name="P5"><text:span text:style-name="T2">updateApplicationRecord(resourceUri: string, secret: string)</text:span></text:p>
            </draw:text-box>
          </draw:frame>
        </draw:g>
        <draw:g draw:style-name="gr2">
          <draw:line draw:style-name="gr71" draw:text-style-name="P4" draw:layer="layout" svg:x1="12.159cm" svg:y1="9.834cm" svg:x2="5.113cm" svg:y2="9.834cm">
            <text:p/>
          </draw:line>
          <draw:frame draw:style-name="gr72" draw:text-style-name="P7" draw:layer="layout" svg:width="5.152cm" svg:height="0.725cm" svg:x="7.007cm" svg:y="9.118cm">
            <draw:text-box>
              <text:p text:style-name="P5"><text:span text:style-name="T2">API Secret</text:span></text:p>
            </draw:text-box>
          </draw:frame>
        </draw:g>
      </draw:page>
      <draw:page draw:name="page4" draw:style-name="dp1" draw:master-page-name="Default">
        <draw:g draw:style-name="gr1">
          <draw:g draw:style-name="gr2">
            <draw:line draw:style-name="gr73" draw:text-style-name="P1" draw:layer="layout" svg:x1="13.736cm" svg:y1="3.325cm" svg:x2="13.736cm" svg:y2="10.264cm">
              <text:p/>
            </draw:line>
            <draw:line draw:style-name="gr74" draw:text-style-name="P1" draw:layer="layout" svg:x1="13.736cm" svg:y1="9.107cm" svg:x2="13.736cm" svg:y2="14.89cm">
              <text:p/>
            </draw:line>
          </draw:g>
          <draw:custom-shape draw:style-name="gr75" draw:text-style-name="P3" draw:layer="layout" svg:width="4cm" svg:height="0.995cm" svg:x="11.736cm" svg:y="3.32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6" draw:text-style-name="P1" draw:layer="layout" svg:width="0.5cm" svg:height="9.131cm" svg:x="13.46cm" svg:y="4.955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77" draw:text-style-name="P4" draw:layer="layout" svg:x1="4.033cm" svg:y1="5.361cm" svg:x2="13.503cm" svg:y2="5.361cm">
            <text:p/>
          </draw:line>
          <draw:frame draw:style-name="gr78" draw:text-style-name="P6" draw:layer="layout" svg:width="6.92cm" svg:height="2.031cm" svg:x="4.033cm" svg:y="3.339cm">
            <draw:text-box>
              <text:p text:style-name="P5"><text:span text:style-name="T2">updatePassword(username: string, password: string)</text:span></text:p>
            </draw:text-box>
          </draw:frame>
        </draw:g>
        <draw:g draw:style-name="gr1">
          <draw:g draw:style-name="gr2">
            <draw:line draw:style-name="gr79" draw:text-style-name="P1" draw:layer="layout" svg:x1="25.9cm" svg:y1="3.448cm" svg:x2="25.9cm" svg:y2="10.53cm">
              <text:p/>
            </draw:line>
            <draw:line draw:style-name="gr80" draw:text-style-name="P1" draw:layer="layout" svg:x1="25.9cm" svg:y1="9.35cm" svg:x2="25.9cm" svg:y2="15.252cm">
              <text:p/>
            </draw:line>
          </draw:g>
          <draw:custom-shape draw:style-name="gr81" draw:text-style-name="P3" draw:layer="layout" svg:width="4cm" svg:height="0.995cm" svg:x="23.9cm" svg:y="3.44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Credential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2" draw:text-style-name="P1" draw:layer="layout" svg:width="0.5cm" svg:height="1.114cm" svg:x="25.65cm" svg:y="11.129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83" draw:text-style-name="P4" draw:layer="layout" svg:x1="14.006cm" svg:y1="11.588cm" svg:x2="25.576cm" svg:y2="11.588cm">
            <text:p/>
          </draw:line>
          <draw:frame draw:style-name="gr84" draw:text-style-name="P7" draw:layer="layout" svg:width="8.455cm" svg:height="0.963cm" svg:x="14.006cm" svg:y="10.634cm">
            <draw:text-box>
              <text:p text:style-name="P5"><text:span text:style-name="T2">generateCreds(username: string, password: string)</text:span></text:p>
            </draw:text-box>
          </draw:frame>
        </draw:g>
        <draw:g draw:style-name="gr2">
          <draw:polyline draw:style-name="gr85" draw:text-style-name="P8" draw:layer="layout" svg:width="1.404cm" svg:height="0.922cm" svg:x="13.987cm" svg:y="7.377cm" svg:viewBox="0 0 1405 923" draw:points="0,0 1405,0 1405,923 250,923">
            <text:p/>
          </draw:polyline>
          <draw:frame draw:style-name="gr86" draw:text-style-name="P9" draw:layer="layout" svg:width="5.459cm" svg:height="0.441cm" svg:x="13.672cm" svg:y="6.824cm">
            <draw:text-box>
              <text:p text:style-name="P5"><text:span text:style-name="T2">generatePasswordSalt(rand: int)</text:span></text:p>
            </draw:text-box>
          </draw:frame>
        </draw:g>
        <draw:g draw:style-name="gr2">
          <draw:polyline draw:style-name="gr87" draw:text-style-name="P8" draw:layer="layout" svg:width="1.404cm" svg:height="0.729cm" svg:x="13.936cm" svg:y="9.466cm" svg:viewBox="0 0 1405 730" draw:points="0,0 1405,0 1405,730 250,730">
            <text:p/>
          </draw:polyline>
          <draw:frame draw:style-name="gr88" draw:text-style-name="P9" draw:layer="layout" svg:width="5.625cm" svg:height="1.089cm" svg:x="13.492cm" svg:y="8.588cm">
            <draw:text-box>
              <text:p text:style-name="P5"><text:span text:style-name="T2">generatePasswordHash(</text:span></text:p>
              <text:p text:style-name="P5"><text:span text:style-name="T2">assword: string,</text:span></text:p>
              <text:p text:style-name="P5"><text:span text:style-name="T2">salt: string)</text:span></text:p>
            </draw:text-box>
          </draw:frame>
        </draw:g>
        <draw:g draw:style-name="gr1">
          <draw:g draw:style-name="gr2">
            <draw:line draw:style-name="gr89" draw:text-style-name="P1" draw:layer="layout" svg:x1="20.622cm" svg:y1="3.395cm" svg:x2="20.622cm" svg:y2="5.98cm">
              <text:p/>
            </draw:line>
            <draw:line draw:style-name="gr90" draw:text-style-name="P1" draw:layer="layout" svg:x1="20.622cm" svg:y1="5.55cm" svg:x2="20.622cm" svg:y2="7.705cm">
              <text:p/>
            </draw:line>
          </draw:g>
          <draw:custom-shape draw:style-name="gr91" draw:text-style-name="P3" draw:layer="layout" svg:width="4cm" svg:height="0.995cm" svg:x="18.622cm" svg:y="3.39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User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2" draw:text-style-name="P1" draw:layer="layout" svg:width="0.5cm" svg:height="1.66cm" svg:x="20.397cm" svg:y="5.266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93" draw:text-style-name="P4" draw:layer="layout" svg:x1="13.967cm" svg:y1="6.272cm" svg:x2="20.375cm" svg:y2="6.272cm">
            <text:p/>
          </draw:line>
          <draw:frame draw:style-name="gr94" draw:text-style-name="P7" draw:layer="layout" svg:width="4.683cm" svg:height="0.963cm" svg:x="13.967cm" svg:y="5.318cm">
            <draw:text-box>
              <text:p text:style-name="P5"><text:span text:style-name="T2">userExists(username: string)</text:span></text:p>
            </draw:text-box>
          </draw:frame>
        </draw:g>
      </draw:page>
      <draw:page draw:name="page5" draw:style-name="dp1" draw:master-page-name="Default">
        <draw:g draw:style-name="gr1">
          <draw:g draw:style-name="gr2">
            <draw:line draw:style-name="gr95" draw:text-style-name="P1" draw:layer="layout" svg:x1="10.922cm" svg:y1="3.299cm" svg:x2="10.922cm" svg:y2="8.775cm">
              <text:p/>
            </draw:line>
            <draw:line draw:style-name="gr96" draw:text-style-name="P1" draw:layer="layout" svg:x1="10.922cm" svg:y1="7.862cm" svg:x2="10.922cm" svg:y2="12.426cm">
              <text:p/>
            </draw:line>
          </draw:g>
          <draw:custom-shape draw:style-name="gr97" draw:text-style-name="P3" draw:layer="layout" svg:width="4cm" svg:height="0.995cm" svg:x="8.922cm" svg:y="3.29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8" draw:text-style-name="P1" draw:layer="layout" svg:width="0.5cm" svg:height="6.25cm" svg:x="10.672cm" svg:y="5.164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99" draw:text-style-name="P4" draw:layer="layout" svg:x1="1.219cm" svg:y1="5.335cm" svg:x2="10.689cm" svg:y2="5.335cm">
            <text:p/>
          </draw:line>
          <draw:frame draw:style-name="gr100" draw:text-style-name="P6" draw:layer="layout" svg:width="6.92cm" svg:height="2.031cm" svg:x="1.219cm" svg:y="3.313cm">
            <draw:text-box>
              <text:p text:style-name="P5"><text:span text:style-name="T2">generateToken(application: string, resource: string, secret: string)</text:span></text:p>
            </draw:text-box>
          </draw:frame>
        </draw:g>
        <draw:g draw:style-name="gr1">
          <draw:g draw:style-name="gr2">
            <draw:line draw:style-name="gr101" draw:text-style-name="P1" draw:layer="layout" svg:x1="27.392cm" svg:y1="3.137cm" svg:x2="27.392cm" svg:y2="8.508cm">
              <text:p/>
            </draw:line>
            <draw:line draw:style-name="gr102" draw:text-style-name="P1" draw:layer="layout" svg:x1="27.392cm" svg:y1="7.613cm" svg:x2="27.392cm" svg:y2="12.089cm">
              <text:p/>
            </draw:line>
          </draw:g>
          <draw:custom-shape draw:style-name="gr103" draw:text-style-name="P3" draw:layer="layout" svg:width="4cm" svg:height="0.995cm" svg:x="25.392cm" svg:y="3.13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Token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4" draw:text-style-name="P1" draw:layer="layout" svg:width="0.5cm" svg:height="1.452cm" svg:x="27.117cm" svg:y="9.443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105" draw:text-style-name="P4" draw:layer="layout" svg:x1="11.216cm" svg:y1="9.799cm" svg:x2="27.081cm" svg:y2="9.799cm">
            <text:p/>
          </draw:line>
          <draw:frame draw:style-name="gr106" draw:text-style-name="P7" draw:layer="layout" svg:width="11.594cm" svg:height="0.963cm" svg:x="11.216cm" svg:y="8.845cm">
            <draw:text-box>
              <text:p text:style-name="P5"><text:span text:style-name="T2">generateToken(application: string, resource: string)</text:span></text:p>
            </draw:text-box>
          </draw:frame>
        </draw:g>
        <draw:g draw:style-name="gr2">
          <draw:line draw:style-name="gr107" draw:text-style-name="P4" draw:layer="layout" svg:x1="10.656cm" svg:y1="11.118cm" svg:x2="1.166cm" svg:y2="11.118cm">
            <text:p/>
          </draw:line>
          <draw:frame draw:style-name="gr108" draw:text-style-name="P7" draw:layer="layout" svg:width="6.94cm" svg:height="0.725cm" svg:x="3.716cm" svg:y="10.402cm">
            <draw:text-box>
              <text:p text:style-name="P5"><text:span text:style-name="T2">Token</text:span></text:p>
            </draw:text-box>
          </draw:frame>
        </draw:g>
        <draw:g draw:style-name="gr1">
          <draw:g draw:style-name="gr2">
            <draw:line draw:style-name="gr109" draw:text-style-name="P1" draw:layer="layout" svg:x1="17.872cm" svg:y1="3.188cm" svg:x2="17.872cm" svg:y2="5.4cm">
              <text:p/>
            </draw:line>
            <draw:line draw:style-name="gr110" draw:text-style-name="P1" draw:layer="layout" svg:x1="17.872cm" svg:y1="5.031cm" svg:x2="17.872cm" svg:y2="6.874cm">
              <text:p/>
            </draw:line>
          </draw:g>
          <draw:custom-shape draw:style-name="gr111" draw:text-style-name="P3" draw:layer="layout" svg:width="4.657cm" svg:height="0.995cm" svg:x="15.535cm" svg:y="3.18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pplication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2" draw:text-style-name="P1" draw:layer="layout" svg:width="0.5cm" svg:height="0.882cm" svg:x="17.622cm" svg:y="5.265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113" draw:text-style-name="P4" draw:layer="layout" svg:x1="11.203cm" svg:y1="5.65cm" svg:x2="17.611cm" svg:y2="5.65cm">
            <text:p/>
          </draw:line>
          <draw:frame draw:style-name="gr114" draw:text-style-name="P7" draw:layer="layout" svg:width="4.683cm" svg:height="0.963cm" svg:x="11.203cm" svg:y="4.696cm">
            <draw:text-box>
              <text:p text:style-name="P5"><text:span text:style-name="T2">generateToken(application: string, resource: string)</text:span></text:p>
            </draw:text-box>
          </draw:frame>
        </draw:g>
        <draw:g draw:style-name="gr1">
          <draw:g draw:style-name="gr2">
            <draw:line draw:style-name="gr115" draw:text-style-name="P1" draw:layer="layout" svg:x1="22.697cm" svg:y1="3.189cm" svg:x2="22.697cm" svg:y2="6.614cm">
              <text:p/>
            </draw:line>
            <draw:line draw:style-name="gr116" draw:text-style-name="P1" draw:layer="layout" svg:x1="22.697cm" svg:y1="6.043cm" svg:x2="22.697cm" svg:y2="8.897cm">
              <text:p/>
            </draw:line>
          </draw:g>
          <draw:custom-shape draw:style-name="gr117" draw:text-style-name="P3" draw:layer="layout" svg:width="4cm" svg:height="0.995cm" svg:x="20.697cm" svg:y="3.18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8" draw:text-style-name="P1" draw:layer="layout" svg:width="0.5cm" svg:height="0.934cm" svg:x="22.448cm" svg:y="7.003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119" draw:text-style-name="P4" draw:layer="layout" svg:x1="11.216cm" svg:y1="7.467cm" svg:x2="22.437cm" svg:y2="7.467cm">
            <text:p/>
          </draw:line>
          <draw:frame draw:style-name="gr120" draw:text-style-name="P7" draw:layer="layout" svg:width="8.2cm" svg:height="0.963cm" svg:x="11.216cm" svg:y="6.513cm">
            <draw:text-box>
              <text:p text:style-name="P5"><text:span text:style-name="T2">verifySecret(resource: string, secret: string)</text:span></text:p>
            </draw:text-box>
          </draw:frame>
        </draw:g>
        <draw:g draw:style-name="gr2">
          <draw:line draw:style-name="gr121" draw:text-style-name="P4" draw:layer="layout" svg:x1="27.089cm" svg:y1="10.671cm" svg:x2="11.154cm" svg:y2="10.671cm">
            <text:p/>
          </draw:line>
          <draw:frame draw:style-name="gr122" draw:text-style-name="P7" draw:layer="layout" svg:width="11.653cm" svg:height="0.725cm" svg:x="15.436cm" svg:y="9.955cm">
            <draw:text-box>
              <text:p text:style-name="P5"><text:span text:style-name="T2">Token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Navigation" svg:viewBox="0 0 786 1228" svg:d="M151 1228l-76-25-75-25 318-952 76-226 75 226 317 952-76 25-75 25-162-486v462h-80-79v-464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8:53:16.005579763</meta:creation-date>
    <meta:generator>LibreOffice/24.2.0.3$Linux_X86_64 LibreOffice_project/420$Build-3</meta:generator>
    <dc:date>2024-04-23T16:44:44.991740135</dc:date>
    <meta:editing-duration>PT2H51M57S</meta:editing-duration>
    <meta:editing-cycles>47</meta:editing-cycles>
    <meta:document-statistic meta:object-count="180"/>
  </office:meta>
</office:document-meta>
</file>